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>
            <text:p>25x80</text:p>
          </table:table-cell>
          <table:table-cell office:value-type="float" office:value="45">
            <text:p>45</text:p>
          </table:table-cell>
          <table:table-cell office:value-type="float" office:value="225">
            <text:p>225</text:p>
          </table:table-cell>
          <table:table-cell office:value-type="float" office:value="425">
            <text:p>425</text:p>
          </table:table-cell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string">
            <text:p>projector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poweron</text:p>
          </table:table-cell>
          <table:table-cell/>
          <table:table-cell office:value-type="string">
            <text:p>poweroff</text:p>
          </table:table-cell>
          <table:table-cell office:value-type="string">
            <text:p>mute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/>
          <table:table-cell office:value-type="string">
            <text:p>tv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poweron</text:p>
          </table:table-cell>
          <table:table-cell/>
          <table:table-cell office:value-type="string">
            <text:p>poweroff</text:p>
          </table:table-cell>
          <table:table-cell office:value-type="string">
            <text:p>mute</text:p>
          </table:table-cell>
        </table:table-row>
      </table:table>
      <table:table table:name="Лист2" table:style-name="ta1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3">23.12.2011</text:date>, <text:time>01:15:5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nas </meta:initial-creator>
    <meta:creation-date>2011-12-23T01:07:31</meta:creation-date>
    <dc:date>2011-12-23T01:15:50</dc:date>
    <dc:creator>marinas </dc:creator>
    <meta:editing-duration>PT8M19S</meta:editing-duration>
    <meta:editing-cycles>1</meta:editing-cycles>
    <meta:document-statistic meta:table-count="3" meta:cell-count="16" meta:object-count="0"/>
    <meta:generator>LibreOffice/3.4$Linux LibreOffice_project/340m1$Build-402</meta:generator>
  </office:meta>
</office:document-meta>
</file>